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6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7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8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8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0.33cm" svg:height="0.33cm" svg:x="10.995cm" svg:y="9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id="id1" draw:layer="layout" svg:width="3.824cm" svg:height="3.353cm" svg:x="12.43cm" svg:y="5.2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4" draw:text-style-name="P1" draw:layer="layout" svg:x1="12.43cm" svg:y1="6.89cm" svg:x2="11.159cm" svg:y2="9.285cm" draw:start-shape="id1" draw:start-glue-point="3" draw:end-shape="id2" draw:end-glue-point="4" svg:d="m12430 6890h-1271v2395">
          <text:p/>
        </draw:connector>
        <draw:frame draw:style-name="gr3" draw:layer="layout" svg:width="2.553cm" svg:height="3.353cm" svg:x="9.89cm" svg:y="10.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measure draw:style-name="gr5" draw:text-style-name="P2" draw:layer="layout" svg:x1="4.81cm" svg:y1="2.205cm" svg:x2="17.51cm" svg:y2="2.205cm">
          <text:p text:style-name="P2"><text:span text:style-name="T1">2.4 m</text:span></text:p>
        </draw:measure>
        <draw:measure draw:style-name="gr6" draw:text-style-name="P2" draw:layer="layout" svg:x1="4.81cm" svg:y1="2.905cm" svg:x2="11.16cm" svg:y2="2.905cm">
          <text:p text:style-name="P2"><text:span text:style-name="T1">1.2 m</text:span></text:p>
        </draw:measure>
        <draw:measure draw:style-name="gr7" draw:text-style-name="P2" draw:layer="layout" svg:x1="3.005cm" svg:y1="3.155cm" svg:x2="2.905cm" svg:y2="15.605cm">
          <text:p text:style-name="P2">2.4 m</text:p>
        </draw:measure>
        <draw:measure draw:style-name="gr8" draw:text-style-name="P2" draw:layer="layout" svg:x1="3.975cm" svg:y1="9.255cm" svg:x2="3.975cm" svg:y2="15.605cm">
          <text:p text:style-name="P2"><text:span text:style-name="T1">1.2 m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0-02-24T13:57:02</dc:date>
    <meta:editing-duration>PT01H29M17S</meta:editing-duration>
    <meta:editing-cycles>8</meta:editing-cycles>
    <meta:document-statistic meta:object-count="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ρ</math:mo>
          <math:mrow>
            <math:mi/>
            <math:mo math:stretchy="false">=</math:mo>
            <math:mi/>
          </math:mrow>
          <math:mn>1</math:mn>
        </math:mrow>
      </math:mtr>
      <math:mtr>
        <math:mrow>
          <math:mi>E</math:mi>
          <math:mrow>
            <math:mi/>
            <math:mo math:stretchy="false">=</math:mo>
            <math:mi/>
          </math:mrow>
          <math:mi math:fontstyle="italic">me</math:mi>
          <math:mrow>
            <math:mi/>
            <math:mo math:stretchy="false">=</math:mo>
            <math:mi/>
          </math:mrow>
          <math:mn>1</math:mn>
        </math:mrow>
      </math:mtr>
      <math:mtr>
        <math:mrow>
          <math:mo math:stretchy="false">γ</math:mo>
          <math:mrow>
            <math:mi/>
            <math:mo math:stretchy="false">=</math:mo>
            <math:mi/>
          </math:mrow>
          <math:mn>1.4</math:mn>
        </math:mrow>
      </math:mtr>
      <math:mtr>
        <math:mrow>
          <math:mover math:accent="true">
            <math:mi>U</math:mi>
            <math:mo math:stretchy="false">→</math:mo>
          </math:mover>
          <math:mrow>
            <math:mi/>
            <math:mo math:stretchy="false">=</math:mo>
            <math:mi/>
          </math:mrow>
          <math:mover math:accent="true">
            <math:mn>0</math:mn>
            <math:mo math:stretchy="false">→</math:mo>
          </math:mover>
        </math:mrow>
      </math:mtr>
    </math:mtable>
    <math:annotation math:encoding="StarMath 5.0">%rho`=`1 newline
E`=`me`=`1 newline
%gamma`=`1.4 newline
vec U`=`vec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ρ</math:mo>
          <math:mrow>
            <math:mi/>
            <math:mo math:stretchy="false">=</math:mo>
            <math:mi/>
          </math:mrow>
          <math:mn>1</math:mn>
        </math:mrow>
      </math:mtr>
      <math:mtr>
        <math:mrow>
          <math:mi>e</math:mi>
          <math:mrow>
            <math:mi/>
            <math:mo math:stretchy="false">=</math:mo>
            <math:mi/>
          </math:mrow>
          <math:mn>0</math:mn>
        </math:mrow>
      </math:mtr>
      <math:mtr>
        <math:mrow>
          <math:mo math:stretchy="false">γ</math:mo>
          <math:mrow>
            <math:mi/>
            <math:mo math:stretchy="false">=</math:mo>
            <math:mi/>
          </math:mrow>
          <math:mn>1.4</math:mn>
        </math:mrow>
      </math:mtr>
      <math:mtr>
        <math:mrow>
          <math:mover math:accent="true">
            <math:mi>U</math:mi>
            <math:mo math:stretchy="false">→</math:mo>
          </math:mover>
          <math:mrow>
            <math:mi/>
            <math:mo math:stretchy="false">=</math:mo>
            <math:mi/>
          </math:mrow>
          <math:mover math:accent="true">
            <math:mn>0</math:mn>
            <math:mo math:stretchy="false">→</math:mo>
          </math:mover>
        </math:mrow>
      </math:mtr>
    </math:mtable>
    <math:annotation math:encoding="StarMath 5.0">%rho`=`1 newline
e`=`0 newline
%gamma`=`1.4 newline
vec U`=`vec 0</math:annotation>
  </math:semantics>
</math:math>
</file>